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Pictures/100002010000001E0000001E57F6E610.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422000004E9D7AF175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fo:min-height="2.5cm"/>
    </style:style>
    <style:style style:name="pr5" style:family="presentation" style:parent-style-name="Default-outline1">
      <style:graphic-properties fo:min-height="12.179cm"/>
    </style:style>
    <style:style style:name="pr6" style:family="presentation" style:parent-style-name="Default-notes">
      <style:graphic-properties draw:fill-color="#ffffff" fo:min-height="13.364cm"/>
    </style:style>
    <style:style style:name="pr7" style:family="presentation" style:parent-style-name="Section_20_Header-title">
      <style:graphic-properties draw:auto-grow-height="true" fo:min-height="3cm"/>
    </style:style>
    <style:style style:name="pr8" style:family="presentation" style:parent-style-name="Section_20_Header-subtitle">
      <style:graphic-properties draw:fill-color="#ffffff" fo:min-height="6cm"/>
    </style:style>
    <style:style style:name="pr9" style:family="presentation" style:parent-style-name="Section_20_Header-notes">
      <style:graphic-properties draw:fill-color="#ffffff" draw:auto-grow-height="true" fo:min-height="13.364cm"/>
    </style:style>
    <style:style style:name="pr10" style:family="presentation" style:parent-style-name="Final_20_Slide-title">
      <style:graphic-properties draw:auto-grow-height="true" fo:min-height="3cm"/>
    </style:style>
    <style:style style:name="pr11" style:family="presentation" style:parent-style-name="Final_20_Slide-outline1">
      <style:graphic-properties draw:auto-grow-height="true" fo:min-height="6cm"/>
    </style:style>
    <style:style style:name="pr12"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style:font-size-asian="28.1000003814697pt"/>
    </style:style>
    <style:style style:name="P5" style:family="paragraph">
      <style:paragraph-properties fo:text-align="start"/>
      <style:text-properties style:font-size-asian="26pt"/>
    </style:style>
    <style:style style:name="T1" style:family="text">
      <style:text-properties fo:color="#000000"/>
    </style:style>
    <style:style style:name="T2" style:family="text">
      <style:text-properties style:font-size-asian="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関東LibreOffice勉強会(#2)</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presentation:user-transformed="true">
          <draw:text-box>
            <text:p>LibreLogoで遊ぼう</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Logo !!!</text:p>
          </draw:text-box>
        </draw:frame>
        <draw:frame presentation:style-name="pr5" draw:layer="layout" svg:width="26cm" svg:height="13.677cm" svg:x="1cm" svg:y="4.5cm" presentation:class="outline" presentation:user-transformed="true">
          <draw:text-box>
            <text:list text:style-name="L2">
              <text:list-item>
                <text:p>LogoというのはMITの人工知能研究所でシーモア・パパートという先生が作ったプログラミング言語</text:p>
                <text:list>
                  <text:list-item>
                    <text:p>「子どもたちが自ら体得した法則こそが真の学びとなる」という「構成主義」に基づき、……</text:p>
                  </text:list-item>
                  <text:list-item>
                    <text:p>というウンチクを語らせると長いので省略</text:p>
                    <text:p/>
                  </text:list-item>
                </text:list>
              </text:list-item>
              <text:list-item>
                <text:p>WriterでLogoのプログラムを書いて、タートルグラフィックスで遊べるようにしたのが「LibreLogo」</text:p>
                <text:list>
                  <text:list-item>
                    <text:p>元々は拡張機能だったんだけど、なぜかCoreに採用</text:p>
                  </text:list-item>
                  <text:list-item>
                    <text:p>なんで？</text:p>
                    <text:list>
                      <text:list-item>
                        <text:p>多分文教用途への食い込みを考えているのでは</text:p>
                      </text:list-item>
                    </text:list>
                  </text:list-item>
                  <text:list-item>
                    <text:p>……以上コピペでした</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基礎知識：タートルグラフィックス</text:p>
          </draw:text-box>
        </draw:frame>
        <draw:frame presentation:style-name="pr5" draw:layer="layout" svg:width="26cm" svg:height="15.656cm" svg:x="1cm" svg:y="3.882cm" presentation:class="outline" presentation:user-transformed="true">
          <draw:text-box>
            <text:list text:style-name="L2">
              <text:list-item>
                <text:p>タートル＝亀</text:p>
                <text:list>
                  <text:list-item>
                    <text:p>なんで亀やねん……とはぼくも思う</text:p>
                  </text:list-item>
                  <text:list-item>
                    <text:p>パパート先生の最初のLogoのアイコンが亀型だったんだっけ？</text:p>
                    <text:p/>
                  </text:list-item>
                </text:list>
              </text:list-item>
              <text:list-item>
                <text:p>タートルを動かして絵を描く＝タートルグラフィックス</text:p>
                <text:list>
                  <text:list-item>
                    <text:p>主な動き</text:p>
                    <text:list>
                      <text:list-item>
                        <text:p>FORWARD – 前進</text:p>
                      </text:list-item>
                      <text:list-item>
                        <text:p>BACKWARD – 後退</text:p>
                      </text:list-item>
                      <text:list-item>
                        <text:p>RIGHT – 右に曲がる</text:p>
                      </text:list-item>
                      <text:list-item>
                        <text:p>LEFT – 左に曲がる</text:p>
                      </text:list-item>
                      <text:list-item>
                        <text:p>PENUP - 「ペン」を上げる</text:p>
                      </text:list-item>
                      <text:list-item>
                        <text:p>PENDOWN - 「ペン」を下ろす</text:p>
                      </text:list-item>
                      <text:list-item>
                        <text:p>POSITION - 位置を決める</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目指したこと</text:p>
          </draw:text-box>
        </draw:frame>
        <draw:frame presentation:style-name="pr5" draw:layer="layout" svg:width="26cm" svg:height="14.912cm" svg:x="1cm" svg:y="4.5cm" presentation:class="outline" presentation:user-transformed="true">
          <draw:text-box>
            <text:list text:style-name="L2">
              <text:list-item>
                <text:p>例えば:<text:line-break/>REPEAT 10 [ FORWARD 100 LEFT nnn ]<text:line-break/>とやって、綺麗に角が閉じるのは nnn がいくつのとき？</text:p>
                <text:p/>
              </text:list-item>
              <text:list-item>
                <text:p>算数を覚えてる人は、正多角形は決まった種類しかないことを覚えてるでしょう</text:p>
                <text:list>
                  <text:list-item>
                    <text:p>だから nnn の組み合わせは決まった数しかない</text:p>
                  </text:list-item>
                  <text:list-item>
                    <text:p>なんでそうなの？</text:p>
                  </text:list-item>
                  <text:list-item>
                    <text:p>その nnn の値がそうなるのはなぜ？</text:p>
                    <text:p/>
                  </text:list-item>
                </text:list>
              </text:list-item>
              <text:list-item>
                <text:p>そういう「気づき」を自分で見つけていくことが真の「学び」</text:p>
                <text:list>
                  <text:list-item>
                    <text:p>気づきにはフィードバック重要</text:p>
                  </text:list-item>
                  <text:list-item>
                    <text:p>だからタートルグラフィックス</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ちょっとまて、そのFORWARD 100というのはなんだ</text:p>
          </draw:text-box>
        </draw:frame>
        <draw:frame presentation:style-name="pr5" draw:layer="layout" svg:width="26cm" svg:height="12.786cm" svg:x="1cm" svg:y="4.5cm" presentation:class="outline" presentation:user-transformed="true">
          <draw:text-box>
            <text:list text:style-name="L2">
              <text:list-item>
                <text:p>もちょっと追加でお勉強</text:p>
                <text:p/>
              </text:list-item>
              <text:list-item>
                <text:p>動きの後ろに数字を書くことで「動きの大きさ」を指定できる</text:p>
                <text:list>
                  <text:list-item>
                    <text:p>FORWARD 100 = 100歩進む</text:p>
                    <text:p/>
                  </text:list-item>
                </text:list>
              </text:list-item>
              <text:list-item>
                <text:p>動いたときにペンが下がっていたら、タートルの動きにあわせて線が描かれる</text:p>
                <text:p/>
              </text:list-item>
              <text:list-item>
                <text:p>ペンが上がっていたら、タートルが移動するだけで線は書かれない</text:p>
                <text:p/>
              </text:list-item>
              <text:list-item>
                <text:p>なお「タートルの位置に何かを描く」という命令もあったりします</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制御構文</text:p>
          </draw:text-box>
        </draw:frame>
        <draw:frame presentation:style-name="pr5" draw:layer="layout" svg:width="26cm" svg:height="12.728cm" svg:x="1cm" svg:y="4.5cm" presentation:class="outline" presentation:user-transformed="true">
          <draw:text-box>
            <text:list text:style-name="L2">
              <text:list-item>
                <text:p>動きをコントロールする構文</text:p>
                <text:p/>
              </text:list-item>
              <text:list-item>
                <text:p>文法は英語っぽくて割と簡単</text:p>
                <text:list>
                  <text:list-item>
                    <text:p>REPEATで繰り返しとかIFで条件分岐とか</text:p>
                  </text:list-item>
                  <text:list-item>
                    <text:p>[ … ] でブロックを表します</text:p>
                  </text:list-item>
                  <text:list-item>
                    <text:p>なおこれを日本語訳できるかなってネタでブログ書きました<text:line-break/><text:a xlink:href="http://d.hatena.ne.jp/naruoga/20130114/1358178940" xlink:type="simple">http://d.hatena.ne.jp/naruoga/20130114/1358178940</text:a></text:p>
                  </text:list-item>
                </text:list>
                <text:p/>
              </text:list-item>
              <text:list-item>
                <text:p>今はLogoの勉強じゃないんで詳しくはマニュアル見てちょ<text:line-break/><text:a xlink:href="http://wiki.documentfoundation.org/User:Nemeth" xlink:type="simple">http://wiki.documentfoundation.org/User:Nemeth</text:a></text:p>
                <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presentation:user-transformed="true">
          <draw:text-box>
            <text:p>ということで</text:p>
          </draw:text-box>
        </draw:frame>
        <draw:frame presentation:style-name="pr8" draw:text-style-name="P5" draw:layer="layout" svg:width="21.5cm" svg:height="6cm" svg:x="3.5cm" svg:y="10cm" presentation:class="subtitle" presentation:user-transformed="true">
          <draw:text-box>
            <text:p text:style-name="P5"><text:span text:style-name="T2">あとは時間が来るまでだらだらデモします</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まとめ</text:p>
          </draw:text-box>
        </draw:frame>
        <draw:frame presentation:style-name="pr5" draw:layer="layout" svg:width="26cm" svg:height="12.179cm" svg:x="1cm" svg:y="4.5cm" presentation:class="outline" presentation:user-transformed="true">
          <draw:text-box>
            <text:list text:style-name="L2">
              <text:list-item>
                <text:p>LibreLogoいじってると結構楽しい</text:p>
                <text:list>
                  <text:list-item>
                    <text:p>気軽にプログラム書きたいなーという人はぜひお試しを</text:p>
                  </text:list-item>
                </text:list>
                <text:p/>
              </text:list-item>
              <text:list-item>
                <text:p>繰り返しパターンなんかを書くのはDrawとかよりもはるかに楽</text:p>
                <text:list>
                  <text:list-item>
                    <text:p>ポスター作ったりImpressのテンプレ背景つくったりするには意外と実用的かも？</text:p>
                    <text:p/>
                  </text:list-item>
                </text:list>
              </text:list-item>
              <text:list-item>
                <text:p>なんつってもLibreOfficeについてくるというのがいい</text:p>
                <text:list>
                  <text:list-item>
                    <text:p>元々は機能拡張なんだけど、Pythonで1200行ぐらいらしい</text:p>
                  </text:list-item>
                  <text:list-item>
                    <text:p>拡張性の高さのデモにもなってますな</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Final Slide Example" draw:style-name="dp3" draw:master-page-name="Final_20_Slide" presentation:presentation-page-layout-name="AL1T1" presentation:use-footer-name="ftr1" presentation:use-date-time-name="dtd1">
        <office:forms form:automatic-focus="false" form:apply-design-mode="false"/>
        <draw:frame presentation:style-name="pr10" draw:layer="layout" svg:width="21.5cm" svg:height="3cm" svg:x="3.5cm" svg:y="6.7cm" presentation:class="title" presentation:user-transformed="true">
          <draw:text-box>
            <text:p>では楽しいLIbreLogoライフを！</text:p>
          </draw:text-box>
        </draw:frame>
        <draw:frame presentation:style-name="pr11" draw:layer="layout" svg:width="21.5cm" svg:height="6cm" svg:x="3.5cm" svg:y="10cm" presentation:class="outline">
          <draw:text-box>
            <text:list text:style-name="L2">
              <text:list-item>
                <text:p>… 亀さんと遊びましょう</text:p>
              </text:list-item>
              <text:list-item>
                <text:p>… ゴニョゴニョすると「すすむ 10」とか書けるようになるよ</text:p>
              </text:list-item>
            </text:list>
          </draw:text-box>
        </draw:frame>
        <presentation:notes draw:style-name="dp2">
          <draw:page-thumbnail draw:style-name="gr1" draw:layer="layout" svg:width="14.848cm" svg:height="11.136cm" svg:x="3.075cm" svg:y="2.257cm" draw:page-number="9"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3H43M27S</meta:editing-duration>
    <meta:editing-cycles>29</meta:editing-cycles>
    <meta:generator>LibreOffice/4.0.0.2$Linux_x86 LibreOffice_project/408fe71bd18616c467b3dcd7ab6756528ffcae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1-31T03:14:57</dc:date>
    <dc:creator>徳彦 小笠原</dc:creator>
    <meta:document-statistic meta:object-count="111"/>
  </office:meta>
</office:document-meta>
</file>